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officeooo:paragraph-rsid="0009b4ff"/>
    </style:style>
    <style:style style:name="P4" style:family="paragraph" style:parent-style-name="Preformatted_20_Text">
      <style:text-properties officeooo:paragraph-rsid="000a5e6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b4ff"/>
    </style:style>
    <style:style style:name="T3" style:family="text">
      <style:text-properties officeooo:rsid="000a5e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traKmeter</text:p>
      <text:p text:style-name="P1"><text:s text:c="2"/>=========</text:p>
      <text:p text:style-name="P1"><text:s text:c="2"/>Loudness meter for correctly setting up tracking and mixing levels</text:p>
      <text:p text:style-name="P1"/>
      <text:p text:style-name="P1"><text:s text:c="2"/>Copyright (c) 2012-201<text:span text:style-name="T2">5</text:span>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reformatted_20_Text"/>
      <text:p text:style-name="P2">FLAC-compressed wave file (44.1 kHz, 16 bit, stereo)</text:p>
      <text:p text:style-name="P2">====================================================</text:p>
      <text:p text:style-name="Preformatted_20_Text">Please verify correctness of signal meters visually.</text:p>
      <text:p text:style-name="Preformatted_20_Text"/>
      <text:p text:style-name="Preformatted_20_Text"/>
      <text:p text:style-name="Preformatted_20_Text">00:00.000 - 00:02.000 <text:s/>silence</text:p>
      <text:p text:style-name="Preformatted_20_Text">00:02.000 - 00:05.000 <text:s/>sine wave (997 Hz)</text:p>
      <text:p text:style-name="Preformatted_20_Text"/>
      <text:p text:style-name="Preformatted_20_Text"><text:s text:c="23"/>[left <text:s/>channel: <text:s/>-60.10 dB FS peak]</text:p>
      <text:p text:style-name="Preformatted_20_Text"><text:s text:c="23"/>[right channel: <text:s/>-59.90 dB FS peak]</text:p>
      <text:p text:style-name="Preformatted_20_Text"/>
      <text:p text:style-name="Preformatted_20_Text"><text:s text:c="23"/>[left <text:s/>signal meter should not light]</text:p>
      <text:p text:style-name="Preformatted_20_Text"><text:s text:c="23"/>[right signal meter should <text:s text:c="4"/>light]</text:p>
      <text:p text:style-name="Preformatted_20_Text"/>
      <text:p text:style-name="Preformatted_20_Text">00:05.000 - 00:07.000 <text:s/>silence</text:p>
      <text:p text:style-name="Preformatted_20_Text">00:07.000 - 00:17.000 <text:s/>sine wave (997 Hz, volume sweep)</text:p>
      <text:p text:style-name="Preformatted_20_Text"/>
      <text:p text:style-name="Preformatted_20_Text"><text:s text:c="23"/>[left <text:s/>channel: <text:s/>-60.10 dB FS to -20.10 dB FS peak]</text:p>
      <text:p text:style-name="Preformatted_20_Text"><text:s text:c="23"/>[right channel: <text:s/>-19.90 dB FS to -59.90 dB FS peak]</text:p>
      <text:p text:style-name="Preformatted_20_Text"/>
      <text:p text:style-name="P4"><text:s text:c="23"/>[left <text:s/>signal meter should <text:s text:c="4"/>light]</text:p>
      <text:p text:style-name="P4"><text:s text:c="23"/>[right signal meter should <text:s text:c="4"/>light]</text:p>
      <text:p text:style-name="P4"/>
      <text:p text:style-name="Preformatted_20_Text"/>
      <text:p text:style-name="Preformatted_20_Text">00:17.000 - 00:19.000 <text:s/>silence</text:p>
      <text:p text:style-name="Preformatted_20_Text">00:19.000 - 00:19.100 <text:s/>sine wave burst (997 Hz)</text:p>
      <text:p text:style-name="Preformatted_20_Text"/>
      <text:p text:style-name="Preformatted_20_Text"><text:s text:c="23"/>[left <text:s/>channel: <text:s text:c="2"/>-0.10 dB FS peak]</text:p>
      <text:p text:style-name="Preformatted_20_Text"><text:s text:c="23"/>[right channel: <text:s text:c="2"/>+0.00 dB FS peak, <text:span text:style-name="T1">clipped waveform</text:span>]</text:p>
      <text:p text:style-name="Preformatted_20_Text"/>
      <text:p text:style-name="Preformatted_20_Text"><text:s text:c="23"/>[left <text:s/>signal meter should <text:s text:c="4"/>light]</text:p>
      <text:p text:style-name="Preformatted_20_Text"><text:s text:c="23"/>[right signal meter should <text:s text:c="4"/>light]</text:p>
      <text:p text:style-name="Preformatted_20_Text"/>
      <text:p text:style-name="Preformatted_20_Text">00:19.100 - 00:21.100 <text:s/>silence</text:p>
      <text:p text:style-name="Preformatted_20_Text"/>
      <text:p text:style-name="Preformatted_20_Text"/>
      <text:p text:style-name="P2"><text:soft-page-break/>Validation settings</text:p>
      <text:p text:style-name="P2">===================</text:p>
      <text:p text:style-name="Preformatted_20_Text">File: <text:s text:c="4"/>signal_meters_stereo.flac</text:p>
      <text:p text:style-name="P2">Host SR: <text:s/>44 100 Hz</text:p>
      <text:p text:style-name="Preformatted_20_Text">Channel: <text:s/>All</text:p>
      <text:p text:style-name="P3">Display: <text:s/>[ ] Peak meter level</text:p>
      <text:p text:style-name="P3"><text:s text:c="10"/>[ ] Average meter lev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date>2015-12-21T23:02:29.229541312</dc:date>
    <meta:editing-duration>PT1H37M15S</meta:editing-duration>
    <meta:editing-cycles>125</meta:editing-cycles>
    <dc:creator>Martin Zuther</dc:creator>
    <meta:document-statistic meta:table-count="0" meta:image-count="0" meta:object-count="0" meta:page-count="2" meta:paragraph-count="46" meta:word-count="281" meta:character-count="2311" meta:non-whitespace-character-count="1710"/>
  </office:meta>
</office:document-meta>
</file>